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cc7b7" officeooo:paragraph-rsid="001cc7b7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cc7b7" officeooo:paragraph-rsid="001cc7b7" style:font-weight-asian="normal" style:font-weight-complex="normal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Arial" fo:font-weight="normal" officeooo:rsid="001cbf78" officeooo:paragraph-rsid="001cc7b7" style:font-weight-asian="normal" style:font-weight-complex="normal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Arial" officeooo:paragraph-rsid="001cc7b7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1cc7b7" style:font-weight-asian="bold" style:font-weight-complex="bold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fo:font-weight="bold" officeooo:rsid="001e0f3a" officeooo:paragraph-rsid="002a067c" style:font-weight-asian="bold" style:font-weight-complex="bold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Arial" officeooo:rsid="001cc7b7" officeooo:paragraph-rsid="002a067c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weight="normal" officeooo:rsid="00261428" officeooo:paragraph-rsid="002f7ee5" style:font-weight-asian="normal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weight="normal" officeooo:rsid="0028321b" officeooo:paragraph-rsid="002f7ee5" style:font-weight-asian="normal" style:font-weight-complex="normal"/>
    </style:style>
    <style:style style:name="P12" style:family="paragraph" style:parent-style-name="Standard" style:list-style-name="L1">
      <style:paragraph-properties fo:margin-top="0in" fo:margin-bottom="0in" loext:contextual-spacing="false" fo:line-height="100%" fo:text-align="justify" style:justify-single-word="false"/>
      <style:text-properties style:font-name="Arial" fo:font-weight="normal" officeooo:rsid="002f7ee5" officeooo:paragraph-rsid="002f7ee5" style:font-weight-asian="normal" style:font-weight-complex="normal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2f7ee5" officeooo:paragraph-rsid="002f7ee5" style:font-weight-asian="normal" style:font-weight-complex="normal"/>
    </style:style>
    <style:style style:name="P14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2f7ee5" style:font-weight-asian="bold" style:font-weight-complex="bold"/>
    </style:style>
    <style:style style:name="P15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cc7b7" style:font-weight-asian="bold" style:font-weight-complex="bold"/>
    </style:style>
    <style:style style:name="P16" style:family="paragraph" style:parent-style-name="List_20_Paragraph" style:list-style-name="L1">
      <style:paragraph-properties fo:line-height="100%" fo:text-align="justify" style:justify-single-word="false"/>
      <style:text-properties style:font-name="Arial" fo:font-weight="normal" officeooo:rsid="00261428" officeooo:paragraph-rsid="002f7ee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7ee5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2c5928" style:font-weight-asian="normal" style:font-weight-complex="normal"/>
    </style:style>
    <style:style style:name="T7" style:family="text">
      <style:text-properties style:font-name="Arial" fo:font-weight="normal" officeooo:rsid="002f7ee5" style:font-weight-asian="normal" style:font-weight-complex="normal"/>
    </style:style>
    <style:style style:name="T8" style:family="text">
      <style:text-properties style:font-name="Arial" fo:font-weight="normal" officeooo:rsid="0030549f" style:font-weight-asian="normal" style:font-weight-complex="normal"/>
    </style:style>
    <style:style style:name="T9" style:family="text">
      <style:text-properties officeooo:rsid="00207ef7"/>
    </style:style>
    <style:style style:name="T10" style:family="text">
      <style:text-properties officeooo:rsid="0029c00a"/>
    </style:style>
    <style:style style:name="T11" style:family="text">
      <style:text-properties officeooo:rsid="002a067c"/>
    </style:style>
    <style:style style:name="T12" style:family="text">
      <style:text-properties style:font-name="Arial2" officeooo:rsid="002a067c"/>
    </style:style>
    <style:style style:name="T13" style:family="text">
      <style:text-properties officeooo:rsid="002f7ee5"/>
    </style:style>
    <style:style style:name="T14" style:family="text">
      <style:text-properties style:font-name="Arial1" fo:font-size="12pt" style:font-name-asian="Arial3" style:font-size-asian="12pt" style:font-name-complex="Arial3"/>
    </style:style>
    <style:style style:name="T15" style:family="text">
      <style:text-properties style:font-name="Arial1" fo:font-size="12pt" fo:font-weight="normal" officeooo:rsid="002c5928" style:font-name-asian="Arial3" style:font-size-asian="12pt" style:font-weight-asian="normal" style:font-name-complex="Arial3" style:font-weight-complex="normal"/>
    </style:style>
    <style:style style:name="T16" style:family="text">
      <style:text-properties style:font-name="Arial1" fo:font-size="12pt" fo:font-weight="normal" officeooo:rsid="002f7ee5" style:font-name-asian="Arial3" style:font-size-asian="12pt" style:font-weight-asian="normal" style:font-name-complex="Arial3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5</text:span>. <text:span text:style-name="T13">Otkazivanje rezervacije preko sajta</text:span></text:p>
      <text:p text:style-name="P3"/>
      <text:p text:style-name="P3"/>
      <text:p text:style-name="P2"/>
      <text:p text:style-name="P5"><text:span text:style-name="T3">1)Kratak opis</text:span>:</text:p>
      <text:p text:style-name="P9"><text:span text:style-name="T13">Otkazivanje rezervacije preko sajta </text:span>je slu<text:span text:style-name="T9">č</text:span>aj upotrebe u <text:span text:style-name="T9">kojem</text:span> se formalizuje način na koji se vrši <text:span text:style-name="T13">otkazivanje rezeravcije preko sajta</text:span>. <text:span text:style-name="T13">U otkazivanju rezervacije učestvuje klijent.</text:span></text:p>
      <text:p text:style-name="P6">2)Učesnici<text:span text:style-name="T1">:</text:span></text:p>
      <text:p text:style-name="P8"><text:span text:style-name="T2">Klijent</text:span><text:span text:style-name="T1">.</text:span></text:p>
      <text:p text:style-name="P6">3)Preduslov<text:span text:style-name="T1">:</text:span></text:p>
      <text:p text:style-name="P11"><text:span text:style-name="T14">Postoji rezervacija korisnika koju treba otkazati.</text:span></text:p>
      <text:p text:style-name="P11"><text:span text:style-name="T14"/></text:p>
      <text:p text:style-name="P6">4)Postuslovi<text:span text:style-name="T1">:</text:span></text:p>
      <text:p text:style-name="P10"><text:span text:style-name="T14">Rezervacija korisnika je otkazana.</text:span></text:p>
      <text:p text:style-name="P10"><text:span text:style-name="T14"/></text:p>
      <text:p text:style-name="P7">5)Osnovni tok<text:span text:style-name="T1">:</text:span></text:p>
      <text:list xml:id="list6765879577903831741" text:style-name="L1">
        <text:list-item>
          <text:p text:style-name="P16"><text:span text:style-name="T14">Korisnik posećuje sajt turističke agencije.</text:span></text:p>
        </text:list-item>
        <text:list-item>
          <text:p text:style-name="P16"><text:span text:style-name="T14">Koristnik se loguje na sajt preko svog naloga.</text:span></text:p>
        </text:list-item>
        <text:list-item>
          <text:p text:style-name="P16"><text:span text:style-name="T14">Sistem validira da je korisnikov nalog aktiviran.</text:span></text:p>
        </text:list-item>
        <text:list-item>
          <text:p text:style-name="P13">Korisnik pronalazi svoju rezervaciju.</text:p>
        </text:list-item>
        <text:list-item>
          <text:p text:style-name="P13">Korisnik poništava svoju rezervaciju.</text:p>
        </text:list-item>
        <text:list-item>
          <text:p text:style-name="P12"><text:span text:style-name="T14">Sistem evidentira ukidanje rezervacije.</text:span></text:p>
        </text:list-item>
        <text:list-item>
          <text:p text:style-name="P12"><text:span text:style-name="T14">Sistem ažurira stanje na sistemu.</text:span></text:p>
          <text:p text:style-name="P12"><text:span text:style-name="T14"/></text:p>
        </text:list-item>
      </text:list>
      <text:p text:style-name="P15"><text:span text:style-name="T4">6)Alternativni tokovi</text:span><text:span text:style-name="T5">:</text:span></text:p>
      <text:p text:style-name="P14"><text:span text:style-name="T5"><text:tab/></text:span><text:span text:style-name="T7">5</text:span><text:span text:style-name="T6">a. </text:span><text:span text:style-name="T15">Ako je klijent izvršio plaćanje nekog dela rezervisanog aranžmana, </text:span><text:span text:style-name="T16">sistem obaveštava klijenta da se javi agenciji radi povraćaja </text:span><text:span text:style-name="T15">50% uplaćenog iznosa. Slučaj upotrebe se nastavlja na 6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24:09.506146622</meta:creation-date>
    <meta:generator>LibreOffice/5.1.6.2$Linux_X86_64 LibreOffice_project/10m0$Build-2</meta:generator>
    <dc:date>2017-11-26T20:38:26.883687348</dc:date>
    <meta:editing-duration>PT1H56M2S</meta:editing-duration>
    <meta:editing-cycles>10</meta:editing-cycles>
    <meta:document-statistic meta:table-count="0" meta:image-count="0" meta:object-count="0" meta:page-count="1" meta:paragraph-count="19" meta:word-count="122" meta:character-count="885" meta:non-whitespace-character-count="788"/>
  </office:meta>
</office:document-meta>
</file>